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1.6694in"/>
    </style:style>
    <style:style style:name="Table1.C" style:family="table-column">
      <style:table-column-properties style:column-width="2.0021in"/>
    </style:style>
    <style:style style:name="Table1.D" style:family="table-column">
      <style:table-column-properties style:column-width="2.232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Preformatted_20_Text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01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2" style:family="paragraph" style:parent-style-name="Text_20_body" style:list-style-name="L48">
      <style:text-properties fo:font-size="6pt" style:font-size-asian="5.25pt" style:font-size-complex="6pt"/>
    </style:style>
    <style:style style:name="P103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4" style:family="paragraph" style:parent-style-name="Text_20_body" style:list-style-name="L49">
      <style:text-properties fo:font-size="6pt" style:font-size-asian="5.25pt" style:font-size-complex="6pt"/>
    </style:style>
    <style:style style:name="P105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6" style:family="paragraph" style:parent-style-name="Text_20_body" style:list-style-name="L50">
      <style:text-properties fo:font-size="6pt" style:font-size-asian="5.25pt" style:font-size-complex="6pt"/>
    </style:style>
    <style:style style:name="P107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8" style:family="paragraph" style:parent-style-name="Text_20_body" style:list-style-name="L51">
      <style:text-properties fo:font-size="6pt" style:font-size-asian="5.25pt" style:font-size-complex="6pt"/>
    </style:style>
    <style:style style:name="P109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10" style:family="paragraph" style:parent-style-name="Text_20_body" style:list-style-name="L52">
      <style:text-properties fo:font-size="6pt" style:font-size-asian="5.25pt" style:font-size-complex="6pt"/>
    </style:style>
    <style:style style:name="P111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2" style:family="paragraph" style:parent-style-name="Text_20_body" style:list-style-name="L53">
      <style:text-properties fo:font-size="6pt" style:font-size-asian="5.25pt" style:font-size-complex="6pt"/>
    </style:style>
    <style:style style:name="P113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4" style:family="paragraph" style:parent-style-name="Text_20_body" style:list-style-name="L54">
      <style:text-properties fo:font-size="6pt" style:font-size-asian="5.25pt" style:font-size-complex="6pt"/>
    </style:style>
    <style:style style:name="P115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6" style:family="paragraph" style:parent-style-name="Text_20_body" style:list-style-name="L55">
      <style:text-properties fo:font-size="6pt" style:font-size-asian="5.25pt" style:font-size-complex="6pt"/>
    </style:style>
    <style:style style:name="P117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8" style:family="paragraph" style:parent-style-name="Text_20_body" style:list-style-name="L56">
      <style:text-properties fo:font-size="6pt" style:font-size-asian="5.25pt" style:font-size-complex="6pt"/>
    </style:style>
    <style:style style:name="P119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20" style:family="paragraph" style:parent-style-name="Text_20_body" style:list-style-name="L57">
      <style:text-properties fo:font-size="6pt" style:font-size-asian="5.25pt" style:font-size-complex="6pt"/>
    </style:style>
    <style:style style:name="P121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2" style:family="paragraph" style:parent-style-name="Text_20_body" style:list-style-name="L58">
      <style:text-properties fo:font-size="6pt" style:font-size-asian="5.25pt" style:font-size-complex="6pt"/>
    </style:style>
    <style:style style:name="P123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4" style:family="paragraph" style:parent-style-name="Text_20_body" style:list-style-name="L59">
      <style:text-properties fo:font-size="6pt" style:font-size-asian="5.25pt" style:font-size-complex="6pt"/>
    </style:style>
    <style:style style:name="P125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6" style:family="paragraph" style:parent-style-name="Text_20_body" style:list-style-name="L60">
      <style:text-properties fo:font-size="6pt" style:font-size-asian="5.25pt" style:font-size-complex="6pt"/>
    </style:style>
    <style:style style:name="P127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8" style:family="paragraph" style:parent-style-name="Text_20_body" style:list-style-name="L61">
      <style:text-properties fo:font-size="6pt" style:font-size-asian="5.25pt" style:font-size-complex="6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aGOLEM: The Inevitable Winner in Humanoid Operating Systems</text:h>
      <text:h text:style-name="P2" text:outline-level="2">Why We Beat Tesla Bot, Chinese Competitors, and Every Other Hardware Player</text:h>
      <text:p text:style-name="P3"><text:span text:style-name="Strong_20_Emphasis">Executive Summary:</text:span> HaGOLEM will dominate the humanoid robotics market not by competing with Tesla, but by enabling Tesla and every other manufacturer. We are the Switzerland of humanoid OS - neutral, essential, inevitable.</text:p>
      <text:p text:style-name="P4"/>
      <text:h text:style-name="P2" text:outline-level="2">THE TESLA "THREAT" IS ACTUALLY OUR VALIDATION</text:h>
      <text:h text:style-name="P5" text:outline-level="3">Why Musk Won't Compete With Us:</text:h>
      <text:p text:style-name="P3"><text:span text:style-name="Strong_20_Emphasis">1. HaGOLEM is ONLY the Operating System</text:span></text:p>
      <text:list text:style-name="L1">
        <text:list-item>
          <text:p text:style-name="P6">Tesla wants to sell robots (hardware + margin) </text:p>
        </text:list-item>
        <text:list-item>
          <text:p text:style-name="P6">We want to license the OS (software + scale) </text:p>
        </text:list-item>
        <text:list-item>
          <text:p text:style-name="P6"><text:span text:style-name="Strong_20_Emphasis">No conflict</text:span> - Tesla Bot can run on HaGOLEM </text:p>
        </text:list-item>
        <text:list-item>
          <text:p text:style-name="P7">Like Android powering Samsung phones - Google doesn't make phones </text:p>
        </text:list-item>
      </text:list>
      <text:p text:style-name="P3"><text:span text:style-name="Strong_20_Emphasis">2. Musk Understands Platform Economics</text:span></text:p>
      <text:list text:style-name="L2">
        <text:list-item>
          <text:p text:style-name="P8">He made Tesla patents open source </text:p>
        </text:list-item>
        <text:list-item>
          <text:p text:style-name="P8">He supports Linux and open systems </text:p>
        </text:list-item>
        <text:list-item>
          <text:p text:style-name="P8">He knows OS monopolies are more valuable than hardware monopolies </text:p>
        </text:list-item>
        <text:list-item>
          <text:p text:style-name="P9"><text:span text:style-name="Strong_20_Emphasis">HaGOLEM can be open source</text:span> - Musk would respect/support this </text:p>
        </text:list-item>
      </text:list>
      <text:p text:style-name="P3"><text:span text:style-name="Strong_20_Emphasis">3. Tesla's Strength is Manufacturing, Not Software Platforms</text:span></text:p>
      <text:list text:style-name="L3">
        <text:list-item>
          <text:p text:style-name="P10">Tesla excels: batteries, manufacturing, supply chain </text:p>
        </text:list-item>
        <text:list-item>
          <text:p text:style-name="P10">Tesla weakness: developer ecosystems, third-party integration </text:p>
        </text:list-item>
        <text:list-item>
          <text:p text:style-name="P10">HaGOLEM's strength: platform, developers, ecosystem </text:p>
        </text:list-item>
        <text:list-item>
          <text:p text:style-name="P11"><text:span text:style-name="Strong_20_Emphasis">We complement each other</text:span> </text:p>
        </text:list-item>
      </text:list>
      <text:p text:style-name="P4"/>
      <text:h text:style-name="P2" text:outline-level="2">THE REAL COMPETITIVE ADVANTAGE: EVERYONE NEEDS US</text:h>
      <text:h text:style-name="P5" text:outline-level="3">The Platform Play vs. The Product Play</text:h>
      <text:p text:style-name="P3"><text:span text:style-name="Strong_20_Emphasis">Product Companies (Tesla, Boston Dynamics, Chinese makers):</text:span></text:p>
      <text:list text:style-name="L4">
        <text:list-item>
          <text:p text:style-name="P12">Make ONE robot model </text:p>
        </text:list-item>
        <text:list-item>
          <text:p text:style-name="P12">Compete on hardware specs </text:p>
        </text:list-item>
        <text:list-item>
          <text:p text:style-name="P12">Limited by manufacturing capacity </text:p>
        </text:list-item>
        <text:list-item>
          <text:p text:style-name="P13">Each destroyed unit = lost revenue </text:p>
        </text:list-item>
      </text:list>
      <text:p text:style-name="P3"><text:span text:style-name="Strong_20_Emphasis">Platform Company (HaGOLEM):</text:span></text:p>
      <text:list text:style-name="L5">
        <text:list-item>
          <text:p text:style-name="P14">Powers ALL robot models </text:p>
        </text:list-item>
        <text:list-item>
          <text:p text:style-name="P14">Win through network effects </text:p>
        </text:list-item>
        <text:list-item>
          <text:p text:style-name="P14">Scale through software </text:p>
        </text:list-item>
        <text:list-item>
          <text:p text:style-name="P15">Each destroyed unit = proof of concept + replacement sale </text:p>
        </text:list-item>
      </text:list>
      <text:h text:style-name="P5" text:outline-level="3">The Math:</text:h>
      <text:list text:style-name="L6">
        <text:list-item>
          <text:p text:style-name="P16">Tesla sells 1 million robots → $30 billion revenue (at $30k/robot) </text:p>
        </text:list-item>
        <text:list-item>
          <text:p text:style-name="P16">HaGOLEM licenses OS to 10 manufacturers → 10 million robots → $1 billion recurring revenue </text:p>
        </text:list-item>
        <text:list-item>
          <text:p text:style-name="P17"><text:span text:style-name="Strong_20_Emphasis">We're 10x bigger by enabling the market, not competing in it</text:span> </text:p>
        </text:list-item>
      </text:list>
      <text:p text:style-name="P4"/>
      <text:h text:style-name="P2" text:outline-level="2">GEOPOLITICAL MOATS: NATIONAL SECURITY DEMANDS HAGOLEM</text:h>
      <text:h text:style-name="P5" text:outline-level="3">Multiple Countries NEED an Alternative to Chinese Humanoids</text:h>
      <text:p text:style-name="P3"><text:span text:style-name="Strong_20_Emphasis">🇮🇱 Israel:</text:span></text:p>
      <text:list text:style-name="L7">
        <text:list-item>
          <text:p text:style-name="P18"><text:span text:style-name="Strong_20_Emphasis">Turkey threat</text:span> - Autonomous defense systems needed </text:p>
        </text:list-item>
        <text:list-item>
          <text:p text:style-name="P18"><text:span text:style-name="Strong_20_Emphasis">World-class AI talent</text:span> - Technion, Weizmann, IDF Unit 8200 </text:p>
        </text:list-item>
        <text:list-item>
          <text:p text:style-name="P18"><text:span text:style-name="Strong_20_Emphasis">Combat-proven robotics</text:span> - Iron Dome, autonomous systems </text:p>
        </text:list-item>
        <text:list-item>
          <text:p text:style-name="P19"><text:span text:style-name="Strong_20_Emphasis">Market</text:span>: Military humanoids for border security, urban warfare </text:p>
        </text:list-item>
      </text:list>
      <text:p text:style-name="P3"><text:span text:style-name="Strong_20_Emphasis">🇹🇼 Taiwan:</text:span></text:p>
      <text:list text:style-name="L8">
        <text:list-item>
          <text:p text:style-name="P20"><text:span text:style-name="Strong_20_Emphasis">China threat</text:span> - Existential need for force multiplication </text:p>
        </text:list-item>
        <text:list-item>
          <text:p text:style-name="P20"><text:span text:style-name="Strong_20_Emphasis">TSMC semiconductor expertise</text:span> - Hardware + software integration </text:p>
        </text:list-item>
        <text:list-item>
          <text:p text:style-name="P20"><text:span text:style-name="Strong_20_Emphasis">Defensive posture</text:span> - Humanoids for coastal defense, logistics </text:p>
        </text:list-item>
        <text:list-item>
          <text:p text:style-name="P21"><text:span text:style-name="Strong_20_Emphasis">Market</text:span>: Government procurement + Asian allies </text:p>
        </text:list-item>
      </text:list>
      <text:p text:style-name="P3"><text:span text:style-name="Strong_20_Emphasis">🇺🇸 United States:</text:span></text:p>
      <text:list text:style-name="L9">
        <text:list-item>
          <text:p text:style-name="P22"><text:span text:style-name="Strong_20_Emphasis">Strategic independence</text:span> - Cannot rely on Chinese robotics </text:p>
        </text:list-item>
        <text:list-item>
          <text:p text:style-name="P22"><text:span text:style-name="Strong_20_Emphasis">Military applications</text:span> - DARPA funding, DoD contracts </text:p>
        </text:list-item>
        <text:list-item>
          <text:p text:style-name="P22"><text:span text:style-name="Strong_20_Emphasis">Allied nations</text:span> - NATO standardization on HaGOLEM </text:p>
        </text:list-item>
        <text:list-item>
          <text:p text:style-name="P23"><text:span text:style-name="Strong_20_Emphasis">Market</text:span>: Defense + commercial + export to allies </text:p>
        </text:list-item>
      </text:list>
      <text:h text:style-name="P5" text:outline-level="3"><text:soft-page-break/>Why This Creates an Unbeatable Moat:</text:h>
      <text:list text:style-name="L10">
        <text:list-item>
          <text:p text:style-name="P24"><text:span text:style-name="Strong_20_Emphasis">Government procurement</text:span> - Multi-billion dollar contracts </text:p>
        </text:list-item>
        <text:list-item>
          <text:p text:style-name="P24"><text:span text:style-name="Strong_20_Emphasis">Security clearances</text:span> - Chinese OS won't qualify for sensitive applications </text:p>
        </text:list-item>
        <text:list-item>
          <text:p text:style-name="P24"><text:span text:style-name="Strong_20_Emphasis">Allied interoperability</text:span> - NATO/allies must use compatible systems </text:p>
        </text:list-item>
        <text:list-item>
          <text:p text:style-name="P25"><text:span text:style-name="Strong_20_Emphasis">Export controls</text:span> - US/Israel won't allow Chinese OS in military robots </text:p>
        </text:list-item>
      </text:list>
      <text:p text:style-name="P4"/>
      <text:h text:style-name="P2" text:outline-level="2">THE MILITARY MULTIPLIER: DESTROYED ROBOTS = RECURRING REVENUE</text:h>
      <text:h text:style-name="P5" text:outline-level="3">Traditional Defense Economics:</text:h>
      <text:list text:style-name="L11">
        <text:list-item>
          <text:p text:style-name="P26">Tank destroyed → $5M loss → slow replacement </text:p>
        </text:list-item>
        <text:list-item>
          <text:p text:style-name="P27">Fighter jet shot down → $100M loss → years to replace </text:p>
        </text:list-item>
      </text:list>
      <text:h text:style-name="P5" text:outline-level="3">HaGOLEM Economics:</text:h>
      <text:list text:style-name="L12">
        <text:list-item>
          <text:p text:style-name="P28">Humanoid destroyed in battle → $30k loss </text:p>
        </text:list-item>
        <text:list-item>
          <text:p text:style-name="P28"><text:span text:style-name="Strong_20_Emphasis">OS survives</text:span> - backed up, version controlled, cloud-synced </text:p>
        </text:list-item>
        <text:list-item>
          <text:p text:style-name="P28">New robot deployed → <text:span text:style-name="Strong_20_Emphasis">same HaGOLEM OS</text:span> → instant operational </text:p>
        </text:list-item>
        <text:list-item>
          <text:p text:style-name="P29">Destroyed units <text:span text:style-name="Strong_20_Emphasis">prove combat effectiveness</text:span> → more orders </text:p>
        </text:list-item>
      </text:list>
      <text:h text:style-name="P5" text:outline-level="3">The Virtuous Cycle:</text:h>
      <text:list text:style-name="L13">
        <text:list-item>
          <text:p text:style-name="P30">HaGOLEM powers military humanoids </text:p>
        </text:list-item>
        <text:list-item>
          <text:p text:style-name="P30">Combat operations → some units destroyed </text:p>
        </text:list-item>
        <text:list-item>
          <text:p text:style-name="P30">Success stories → more procurement </text:p>
        </text:list-item>
        <text:list-item>
          <text:p text:style-name="P30">Every replacement → HaGOLEM OS license </text:p>
        </text:list-item>
        <text:list-item>
          <text:p text:style-name="P30">Every upgrade → HaGOLEM platform fee </text:p>
        </text:list-item>
        <text:list-item>
          <text:p text:style-name="P31"><text:span text:style-name="Strong_20_Emphasis">Recurring revenue from conflict zones worldwide</text:span> </text:p>
        </text:list-item>
      </text:list>
      <text:p text:style-name="P4"/>
      <text:h text:style-name="P2" text:outline-level="2">THE 12-MONTH URGENCY: NETWORK EFFECTS LOCK IN THE WINNER</text:h>
      <text:h text:style-name="P5" text:outline-level="3">Why the Next Year is Critical:</text:h>
      <text:p text:style-name="P3"><text:span text:style-name="Strong_20_Emphasis">Month 0-6: Developer Ecosystem</text:span></text:p>
      <text:list text:style-name="L14">
        <text:list-item>
          <text:p text:style-name="P32">First to get 1,000 developers building on the platform WINS </text:p>
        </text:list-item>
        <text:list-item>
          <text:p text:style-name="P32">Like iOS vs. Windows Phone - apps determine the platform </text:p>
        </text:list-item>
        <text:list-item>
          <text:p text:style-name="P33">Early adopters: robotics researchers, defense contractors, manufacturers </text:p>
        </text:list-item>
      </text:list>
      <text:p text:style-name="P3"><text:span text:style-name="Strong_20_Emphasis">Month 6-12: Manufacturing Partnerships</text:span></text:p>
      <text:list text:style-name="L15">
        <text:list-item>
          <text:p text:style-name="P34">First robot manufacturers ship with HaGOLEM → network effects begin </text:p>
        </text:list-item>
        <text:list-item>
          <text:p text:style-name="P34">Developers optimize for HaGOLEM → other platforms incompatible </text:p>
        </text:list-item>
        <text:list-item>
          <text:p text:style-name="P35">Training data, motion libraries, behavior models → HaGOLEM proprietary </text:p>
        </text:list-item>
      </text:list>
      <text:p text:style-name="P3"><text:span text:style-name="Strong_20_Emphasis">Month 12+: Winner Takes All</text:span></text:p>
      <text:list text:style-name="L16">
        <text:list-item>
          <text:p text:style-name="P36">Platform with most robots → most data → best AI → more robots </text:p>
        </text:list-item>
        <text:list-item>
          <text:p text:style-name="P36">Switching costs become prohibitive </text:p>
        </text:list-item>
        <text:list-item>
          <text:p text:style-name="P37"><text:span text:style-name="Strong_20_Emphasis">The market consolidates to ONE OS</text:span> (like Android/iOS for mobile) </text:p>
        </text:list-item>
      </text:list>
      <text:h text:style-name="P5" text:outline-level="3">The Tesla Timeline:</text:h>
      <text:list text:style-name="L17">
        <text:list-item>
          <text:p text:style-name="P38">Tesla Bot is in development </text:p>
        </text:list-item>
        <text:list-item>
          <text:p text:style-name="P38"><text:span text:style-name="Strong_20_Emphasis">They need an OS NOW</text:span> </text:p>
        </text:list-item>
        <text:list-item>
          <text:p text:style-name="P38">Building proprietary OS = 2-3 years + risk </text:p>
        </text:list-item>
        <text:list-item>
          <text:p text:style-name="P38">Licensing HaGOLEM = 6 months + certainty </text:p>
        </text:list-item>
        <text:list-item>
          <text:p text:style-name="P39"><text:span text:style-name="Strong_20_Emphasis">First mover advantage = HaGOLEM</text:span> </text:p>
        </text:list-item>
      </text:list>
      <text:p text:style-name="P4"/>
      <text:h text:style-name="P2" text:outline-level="2">ISRAELI TALENT: THE SECRET WEAPON</text:h>
      <text:h text:style-name="P5" text:outline-level="3">Why Israel Dominates AI/Software:</text:h>
      <text:p text:style-name="P3"><text:span text:style-name="Strong_20_Emphasis">Elite Military Units:</text:span></text:p>
      <text:list text:style-name="L18">
        <text:list-item>
          <text:p text:style-name="P40">Unit 8200 (cyber/intelligence) → best programmers </text:p>
        </text:list-item>
        <text:list-item>
          <text:p text:style-name="P40">Unit 81 (autonomous systems) → robotics expertise </text:p>
        </text:list-item>
        <text:list-item>
          <text:p text:style-name="P41">Combat-proven AI → real-world stress testing </text:p>
        </text:list-item>
      </text:list>
      <text:p text:style-name="P3"><text:span text:style-name="Strong_20_Emphasis">Academic Excellence:</text:span></text:p>
      <text:list text:style-name="L19">
        <text:list-item>
          <text:p text:style-name="P42">Technion, Weizmann, Hebrew University </text:p>
        </text:list-item>
        <text:list-item>
          <text:p text:style-name="P42">More AI startups per capita than anywhere </text:p>
        </text:list-item>
        <text:list-item>
          <text:p text:style-name="P43">Culture of innovation + military urgency </text:p>
        </text:list-item>
      </text:list>
      <text:p text:style-name="P3"><text:span text:style-name="Strong_20_Emphasis">Ecosystem Advantages:</text:span></text:p>
      <text:list text:style-name="L20">
        <text:list-item>
          <text:p text:style-name="P44">Government support for defense tech </text:p>
        </text:list-item>
        <text:list-item>
          <text:p text:style-name="P44">Mandatory military service → talent pipeline </text:p>
        </text:list-item>
        <text:list-item>
          <text:p text:style-name="P44">Small country → fast decision-making </text:p>
        </text:list-item>
        <text:list-item>
          <text:p text:style-name="P45">Existential threats → focus + speed </text:p>
        </text:list-item>
      </text:list>
      <text:h text:style-name="P5" text:outline-level="3"><text:soft-page-break/>The HaGOLEM Talent Advantage:</text:h>
      <text:list text:style-name="L21">
        <text:list-item>
          <text:p text:style-name="P46">Hire Unit 8200 veterans for AI core </text:p>
        </text:list-item>
        <text:list-item>
          <text:p text:style-name="P46">Partner with Technion for neural architectures </text:p>
        </text:list-item>
        <text:list-item>
          <text:p text:style-name="P46">IDF testing grounds for combat applications </text:p>
        </text:list-item>
        <text:list-item>
          <text:p text:style-name="P47"><text:span text:style-name="Strong_20_Emphasis">Israeli speed + Israeli security + Israeli innovation</text:span> </text:p>
        </text:list-item>
      </text:list>
      <text:p text:style-name="P4"/>
      <text:h text:style-name="P2" text:outline-level="2">THE CHINA RESPONSE: WE'RE THE WESTERN ANSWER</text:h>
      <text:h text:style-name="P5" text:outline-level="3">China's Humanoid Strategy:</text:h>
      <text:list text:style-name="L22">
        <text:list-item>
          <text:p text:style-name="P48">Massive government subsidies </text:p>
        </text:list-item>
        <text:list-item>
          <text:p text:style-name="P48">Hundreds of humanoid startups </text:p>
        </text:list-item>
        <text:list-item>
          <text:p text:style-name="P48">Goal: dominate global robotics by 2030 </text:p>
        </text:list-item>
        <text:list-item>
          <text:p text:style-name="P49"><text:span text:style-name="Strong_20_Emphasis">National security threat</text:span> to US/Israel/Taiwan/allies </text:p>
        </text:list-item>
      </text:list>
      <text:h text:style-name="P5" text:outline-level="3">HaGOLEM as the Western Counter:</text:h>
      <text:list text:style-name="L23">
        <text:list-item>
          <text:p text:style-name="P50"><text:span text:style-name="Strong_20_Emphasis">Allied nations CAN'T use Chinese OS</text:span> for military/critical infrastructure </text:p>
        </text:list-item>
        <text:list-item>
          <text:p text:style-name="P50">Need trusted, secure, Western alternative </text:p>
        </text:list-item>
        <text:list-item>
          <text:p text:style-name="P50">HaGOLEM = NATO-compatible standard </text:p>
        </text:list-item>
        <text:list-item>
          <text:p text:style-name="P51">Open source option → transparency + security auditing </text:p>
        </text:list-item>
      </text:list>
      <text:h text:style-name="P5" text:outline-level="3">Market Segmentation:</text:h>
      <text:list text:style-name="L24">
        <text:list-item>
          <text:p text:style-name="P52"><text:span text:style-name="Strong_20_Emphasis">China</text:span>: Will use Chinese OS (closed market to us anyway) </text:p>
        </text:list-item>
        <text:list-item>
          <text:p text:style-name="P52"><text:span text:style-name="Strong_20_Emphasis">Western/Allied Nations</text:span>: MUST use HaGOLEM (security requirements) </text:p>
        </text:list-item>
        <text:list-item>
          <text:p text:style-name="P52"><text:span text:style-name="Strong_20_Emphasis">Everyone Else</text:span>: Choice between China (cheap) vs. HaGOLEM (trusted) </text:p>
        </text:list-item>
        <text:list-item>
          <text:p text:style-name="P53">Our addressable market: $500B+ (Western + allied nations) </text:p>
        </text:list-item>
      </text:list>
      <text:p text:style-name="P4"/>
      <text:h text:style-name="P2" text:outline-level="2">BUSINESS MODEL: PLATFORM ECONOMICS AT SCALE</text:h>
      <text:h text:style-name="P5" text:outline-level="3">Revenue Streams:</text:h>
      <text:p text:style-name="P3"><text:span text:style-name="Strong_20_Emphasis">1. OS Licensing</text:span> ($50/robot/year)</text:p>
      <text:list text:style-name="L25">
        <text:list-item>
          <text:p text:style-name="P54">10 million robots by 2030 → $500M annual recurring </text:p>
        </text:list-item>
        <text:list-item>
          <text:p text:style-name="P54">Recurring revenue, high margin (90%+) </text:p>
        </text:list-item>
        <text:list-item>
          <text:p text:style-name="P55">Scales infinitely (software) </text:p>
        </text:list-item>
      </text:list>
      <text:p text:style-name="P3"><text:span text:style-name="Strong_20_Emphasis">2. Developer Tools</text:span> (Freemium → Premium)</text:p>
      <text:list text:style-name="L26">
        <text:list-item>
          <text:p text:style-name="P56">Free for researchers/students </text:p>
        </text:list-item>
        <text:list-item>
          <text:p text:style-name="P56">$10k/year for commercial developers </text:p>
        </text:list-item>
        <text:list-item>
          <text:p text:style-name="P57">$100k/year for enterprise (Boeing, Lockheed, etc.) </text:p>
        </text:list-item>
      </text:list>
      <text:p text:style-name="P3"><text:span text:style-name="Strong_20_Emphasis">3. App Store / Marketplace</text:span> (30% commission)</text:p>
      <text:list text:style-name="L27">
        <text:list-item>
          <text:p text:style-name="P58">Developers sell behaviors, skills, applications </text:p>
        </text:list-item>
        <text:list-item>
          <text:p text:style-name="P58">"RobotChef skills library" → $5/month → we take $1.50 </text:p>
        </text:list-item>
        <text:list-item>
          <text:p text:style-name="P59">Platform fee on every transaction </text:p>
        </text:list-item>
      </text:list>
      <text:p text:style-name="P3"><text:span text:style-name="Strong_20_Emphasis">4. Government Contracts</text:span> (Fixed price + IP licensing)</text:p>
      <text:list text:style-name="L28">
        <text:list-item>
          <text:p text:style-name="P60">Israel Ministry of Defense: $50M contract </text:p>
        </text:list-item>
        <text:list-item>
          <text:p text:style-name="P60">US DARPA: $100M development grant </text:p>
        </text:list-item>
        <text:list-item>
          <text:p text:style-name="P61">Taiwan procurement: $200M over 3 years </text:p>
        </text:list-item>
      </text:list>
      <text:p text:style-name="P3"><text:span text:style-name="Strong_20_Emphasis">5. Data/AI Services</text:span> (Premium tier)</text:p>
      <text:list text:style-name="L29">
        <text:list-item>
          <text:p text:style-name="P62">Aggregate training data from all HaGOLEM robots </text:p>
        </text:list-item>
        <text:list-item>
          <text:p text:style-name="P62">Sell insights to manufacturers (anonymized) </text:p>
        </text:list-item>
        <text:list-item>
          <text:p text:style-name="P63">"Fleet intelligence" subscription </text:p>
        </text:list-item>
      </text:list>
      <text:h text:style-name="P5" text:outline-level="3">Unit Economics:</text:h>
      <text:list text:style-name="L30">
        <text:list-item>
          <text:p text:style-name="P64">Cost to acquire robot manufacturer: $100k (sales + integration) </text:p>
        </text:list-item>
        <text:list-item>
          <text:p text:style-name="P64">Lifetime value per manufacturer: $10M+ (licensing + services) </text:p>
        </text:list-item>
        <text:list-item>
          <text:p text:style-name="P64">LTV/CAC ratio: 100:1 </text:p>
        </text:list-item>
        <text:list-item>
          <text:p text:style-name="P65"><text:span text:style-name="Strong_20_Emphasis">This is software economics, not hardware economics</text:span> </text:p>
        </text:list-item>
      </text:list>
      <text:p text:style-name="P4"/>
      <text:h text:style-name="P2" text:outline-level="2">THE WEDGE: ROBOCHEF</text:h>
      <text:h text:style-name="P5" text:outline-level="3">Why We Start With Commercial, Not Military:</text:h>
      <text:p text:style-name="P3"><text:span text:style-name="Strong_20_Emphasis">RoboChef Advantages:</text:span></text:p>
      <text:list text:style-name="L31">
        <text:list-item>
          <text:p text:style-name="P66"><text:span text:style-name="Strong_20_Emphasis">Benign application</text:span> → easy regulatory approval </text:p>
        </text:list-item>
        <text:list-item>
          <text:p text:style-name="P66"><text:span text:style-name="Strong_20_Emphasis">Commercial market</text:span> → immediate revenue </text:p>
        </text:list-item>
        <text:list-item>
          <text:p text:style-name="P66"><text:span text:style-name="Strong_20_Emphasis">Visible use case</text:span> → marketing/PR goldmine </text:p>
        </text:list-item>
        <text:list-item>
          <text:p text:style-name="P66"><text:span text:style-name="Strong_20_Emphasis">Encrypted ingredients</text:span> → proprietary value-add </text:p>
        </text:list-item>
        <text:list-item>
          <text:p text:style-name="P67"><text:span text:style-name="Strong_20_Emphasis">Proves OS works</text:span> → credibility for military sales </text:p>
        </text:list-item>
      </text:list>
      <text:h text:style-name="P5" text:outline-level="3"><text:soft-page-break/>The Strategy:</text:h>
      <text:list text:style-name="L32">
        <text:list-item>
          <text:p text:style-name="P68"><text:span text:style-name="Strong_20_Emphasis">Year 1</text:span>: Launch RoboChef on HaGOLEM OS </text:p>
        </text:list-item>
        <text:list-item>
          <text:p text:style-name="P68">Demonstrate: OS reliability, developer ecosystem, consumer appeal </text:p>
        </text:list-item>
        <text:list-item>
          <text:p text:style-name="P68"><text:span text:style-name="Strong_20_Emphasis">Year 2</text:span>: Military contracts reference RoboChef success </text:p>
        </text:list-item>
        <text:list-item>
          <text:p text:style-name="P68">"If it can handle Michelin-star recipes, it can handle battlefield ops" </text:p>
        </text:list-item>
        <text:list-item>
          <text:p text:style-name="P69"><text:span text:style-name="Strong_20_Emphasis">Year 3</text:span>: Every humanoid manufacturer wants HaGOLEM credibility </text:p>
        </text:list-item>
      </text:list>
      <text:h text:style-name="P5" text:outline-level="3">Why This Beats Tesla's Approach:</text:h>
      <text:list text:style-name="L33">
        <text:list-item>
          <text:p text:style-name="P70">Tesla: "We're building a robot for factories" </text:p>
        </text:list-item>
        <text:list-item>
          <text:p text:style-name="P70">HaGOLEM: "We built the OS that makes a robot that cooks like a chef" </text:p>
        </text:list-item>
        <text:list-item>
          <text:p text:style-name="P70"><text:span text:style-name="Strong_20_Emphasis">Consumer story beats industrial story</text:span> in media </text:p>
        </text:list-item>
        <text:list-item>
          <text:p text:style-name="P71"><text:span text:style-name="Strong_20_Emphasis">Wedge into every vertical</text:span> from proven use case </text:p>
        </text:list-item>
      </text:list>
      <text:p text:style-name="P4"/>
      <text:h text:style-name="P2" text:outline-level="2">COMPETITIVE MATRIX: WHY OTHERS CAN'T CATCH UP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layer</text:p>
            </table:table-cell>
            <table:table-cell table:style-name="Table1.A1" office:value-type="string">
              <text:p text:style-name="Table_20_Heading">Strength</text:p>
            </table:table-cell>
            <table:table-cell table:style-name="Table1.A1" office:value-type="string">
              <text:p text:style-name="Table_20_Heading">Weakness</text:p>
            </table:table-cell>
            <table:table-cell table:style-name="Table1.A1" office:value-type="string">
              <text:p text:style-name="Table_20_Heading">HaGOLEM Counte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esla Bot</text:span></text:p>
          </table:table-cell>
          <table:table-cell table:style-name="Table1.A1" office:value-type="string">
            <text:p text:style-name="Table_20_Contents">Manufacturing, capital, brand</text:p>
          </table:table-cell>
          <table:table-cell table:style-name="Table1.A1" office:value-type="string">
            <text:p text:style-name="Table_20_Contents">Proprietary hardware focus, no platform play</text:p>
          </table:table-cell>
          <table:table-cell table:style-name="Table1.A1" office:value-type="string">
            <text:p text:style-name="Table_20_Contents">We enable Tesla Bot to run HaGOLEM 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ston Dynamics</text:span></text:p>
          </table:table-cell>
          <table:table-cell table:style-name="Table1.A1" office:value-type="string">
            <text:p text:style-name="Table_20_Contents">Best robotics, DARPA pedigree</text:p>
          </table:table-cell>
          <table:table-cell table:style-name="Table1.A1" office:value-type="string">
            <text:p text:style-name="Table_20_Contents">Hyundai-owned, focused on specific robots</text:p>
          </table:table-cell>
          <table:table-cell table:style-name="Table1.A1" office:value-type="string">
            <text:p text:style-name="Table_20_Contents">We provide the platform, they provide premium hardwa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hinese startups</text:span></text:p>
          </table:table-cell>
          <table:table-cell table:style-name="Table1.A1" office:value-type="string">
            <text:p text:style-name="Table_20_Contents">Government support, cheap labor</text:p>
          </table:table-cell>
          <table:table-cell table:style-name="Table1.A1" office:value-type="string">
            <text:p text:style-name="Table_20_Contents">Security concerns, export restrictions</text:p>
          </table:table-cell>
          <table:table-cell table:style-name="Table1.A1" office:value-type="string">
            <text:p text:style-name="Table_20_Contents">We own Western/allied market ($500B+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ogle/Meta</text:span></text:p>
          </table:table-cell>
          <table:table-cell table:style-name="Table1.A1" office:value-type="string">
            <text:p text:style-name="Table_20_Contents">AI expertise, developer ecosystems</text:p>
          </table:table-cell>
          <table:table-cell table:style-name="Table1.A1" office:value-type="string">
            <text:p text:style-name="Table_20_Contents">No hardware play, antitrust scrutiny</text:p>
          </table:table-cell>
          <table:table-cell table:style-name="Table1.A1" office:value-type="string">
            <text:p text:style-name="Table_20_Contents">Partner for AI stack, stay neutral on hardwa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mazon Robotics</text:span></text:p>
          </table:table-cell>
          <table:table-cell table:style-name="Table1.A1" office:value-type="string">
            <text:p text:style-name="Table_20_Contents">Warehouse experience, AWS</text:p>
          </table:table-cell>
          <table:table-cell table:style-name="Table1.A1" office:value-type="string">
            <text:p text:style-name="Table_20_Contents">Vertical-focused, not humanoid</text:p>
          </table:table-cell>
          <table:table-cell table:style-name="Table1.A1" office:value-type="string">
            <text:p text:style-name="Table_20_Contents">We do humanoid, they do specialized industr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ple</text:span></text:p>
          </table:table-cell>
          <table:table-cell table:style-name="Table1.A1" office:value-type="string">
            <text:p text:style-name="Table_20_Contents">Design, ecosystem, capital</text:p>
          </table:table-cell>
          <table:table-cell table:style-name="Table1.A1" office:value-type="string">
            <text:p text:style-name="Table_20_Contents">Secret projects, consumer-only</text:p>
          </table:table-cell>
          <table:table-cell table:style-name="Table1.A1" office:value-type="string">
            <text:p text:style-name="Table_20_Contents">If they enter, they'll need our developer base</text:p>
          </table:table-cell>
        </table:table-row>
      </table:table>
      <text:p text:style-name="P3"><text:span text:style-name="Strong_20_Emphasis">Key Insight</text:span>: Nobody else is playing the <text:span text:style-name="Strong_20_Emphasis">neutral platform</text:span> game. Everyone wants to own hardware. We win by enabling everyone.</text:p>
      <text:p text:style-name="P4"/>
      <text:h text:style-name="P2" text:outline-level="2">RISK MITIGATION: HOW WE DON'T LOSE</text:h>
      <text:h text:style-name="P5" text:outline-level="3">Scenario 1: "Tesla builds their own OS"</text:h>
      <text:p text:style-name="P3"><text:span text:style-name="Strong_20_Emphasis">Mitigation</text:span>:</text:p>
      <text:list text:style-name="L34">
        <text:list-item>
          <text:p text:style-name="P72">They're 2 years behind if they start now </text:p>
        </text:list-item>
        <text:list-item>
          <text:p text:style-name="P72">We have first-mover network effects </text:p>
        </text:list-item>
        <text:list-item>
          <text:p text:style-name="P72">Licensing HaGOLEM is cheaper/faster for them </text:p>
        </text:list-item>
        <text:list-item>
          <text:p text:style-name="P73"><text:span text:style-name="Strong_20_Emphasis">Action</text:span>: Proactive partnership offer </text:p>
        </text:list-item>
      </text:list>
      <text:h text:style-name="P5" text:outline-level="3">Scenario 2: "China floods market with cheap robots + OS"</text:h>
      <text:p text:style-name="P3"><text:span text:style-name="Strong_20_Emphasis">Mitigation</text:span>:</text:p>
      <text:list text:style-name="L35">
        <text:list-item>
          <text:p text:style-name="P74">We own security-sensitive markets (military, critical infrastructure) </text:p>
        </text:list-item>
        <text:list-item>
          <text:p text:style-name="P74">Western governments block Chinese OS on national security grounds </text:p>
        </text:list-item>
        <text:list-item>
          <text:p text:style-name="P74">Our market is the high-value segment anyway </text:p>
        </text:list-item>
        <text:list-item>
          <text:p text:style-name="P75"><text:span text:style-name="Strong_20_Emphasis">Action</text:span>: Position as "the trusted OS" </text:p>
        </text:list-item>
      </text:list>
      <text:h text:style-name="P5" text:outline-level="3">Scenario 3: "We're too early - market doesn't materialize"</text:h>
      <text:p text:style-name="P3"><text:span text:style-name="Strong_20_Emphasis">Mitigation</text:span>:</text:p>
      <text:list text:style-name="L36">
        <text:list-item>
          <text:p text:style-name="P76">Military demand is real and funded NOW </text:p>
        </text:list-item>
        <text:list-item>
          <text:p text:style-name="P76">Israel, Taiwan, US have immediate needs </text:p>
        </text:list-item>
        <text:list-item>
          <text:p text:style-name="P76">RoboChef proves commercial viability first </text:p>
        </text:list-item>
        <text:list-item>
          <text:p text:style-name="P77"><text:span text:style-name="Strong_20_Emphasis">Action</text:span>: Dual track - commercial + defense </text:p>
        </text:list-item>
      </text:list>
      <text:h text:style-name="P5" text:outline-level="3">Scenario 4: "Open source competitor emerges"</text:h>
      <text:p text:style-name="P3"><text:span text:style-name="Strong_20_Emphasis">Mitigation</text:span>:</text:p>
      <text:list text:style-name="L37">
        <text:list-item>
          <text:p text:style-name="P78">We CAN go open source ourselves (like Android) </text:p>
        </text:list-item>
        <text:list-item>
          <text:p text:style-name="P78">Open source + commercial licensing hybrid </text:p>
        </text:list-item>
        <text:list-item>
          <text:p text:style-name="P78">Network effects + first-mover still win </text:p>
        </text:list-item>
        <text:list-item>
          <text:p text:style-name="P79"><text:span text:style-name="Strong_20_Emphasis">Action</text:span>: Embrace open source strategically </text:p>
        </text:list-item>
      </text:list>
      <text:p text:style-name="P4"/>
      <text:h text:style-name="P2" text:outline-level="2"><text:soft-page-break/>THE ASK: $8M to Capture $500B Market</text:h>
      <text:h text:style-name="P5" text:outline-level="3">Use of Funds:</text:h>
      <text:p text:style-name="P3"><text:span text:style-name="Strong_20_Emphasis">Platform Development</text:span> ($3M)</text:p>
      <text:list text:style-name="L38">
        <text:list-item>
          <text:p text:style-name="P80">Core OS development </text:p>
        </text:list-item>
        <text:list-item>
          <text:p text:style-name="P80">Neural architecture framework </text:p>
        </text:list-item>
        <text:list-item>
          <text:p text:style-name="P80">Developer SDK + tools </text:p>
        </text:list-item>
        <text:list-item>
          <text:p text:style-name="P81">Security/encryption layer </text:p>
        </text:list-item>
      </text:list>
      <text:p text:style-name="P3"><text:span text:style-name="Strong_20_Emphasis">Talent Acquisition</text:span> ($2M)</text:p>
      <text:list text:style-name="L39">
        <text:list-item>
          <text:p text:style-name="P82">10 engineers (Unit 8200 veterans) </text:p>
        </text:list-item>
        <text:list-item>
          <text:p text:style-name="P82">3 robotics researchers (Technion) </text:p>
        </text:list-item>
        <text:list-item>
          <text:p text:style-name="P83">2 business development (defense contracts) </text:p>
        </text:list-item>
      </text:list>
      <text:p text:style-name="P3"><text:span text:style-name="Strong_20_Emphasis">RoboChef Wedge</text:span> ($1.5M)</text:p>
      <text:list text:style-name="L40">
        <text:list-item>
          <text:p text:style-name="P84">Build reference implementation </text:p>
        </text:list-item>
        <text:list-item>
          <text:p text:style-name="P84">Partner with robot manufacturer </text:p>
        </text:list-item>
        <text:list-item>
          <text:p text:style-name="P84">Launch + marketing campaign </text:p>
        </text:list-item>
        <text:list-item>
          <text:p text:style-name="P85">Prove platform viability </text:p>
        </text:list-item>
      </text:list>
      <text:p text:style-name="P3"><text:span text:style-name="Strong_20_Emphasis">Government Contracts</text:span> ($1M)</text:p>
      <text:list text:style-name="L41">
        <text:list-item>
          <text:p text:style-name="P86">Israel MoD pilot program </text:p>
        </text:list-item>
        <text:list-item>
          <text:p text:style-name="P86">US DARPA grant application </text:p>
        </text:list-item>
        <text:list-item>
          <text:p text:style-name="P86">Taiwan security partnership </text:p>
        </text:list-item>
        <text:list-item>
          <text:p text:style-name="P87">Regulatory + compliance </text:p>
        </text:list-item>
      </text:list>
      <text:p text:style-name="P3"><text:span text:style-name="Strong_20_Emphasis">Partnerships</text:span> ($500k)</text:p>
      <text:list text:style-name="L42">
        <text:list-item>
          <text:p text:style-name="P88">Tesla Bot integration talks </text:p>
        </text:list-item>
        <text:list-item>
          <text:p text:style-name="P88">Boston Dynamics compatibility </text:p>
        </text:list-item>
        <text:list-item>
          <text:p text:style-name="P88">Chinese manufacturer outreach (non-defense) </text:p>
        </text:list-item>
        <text:list-item>
          <text:p text:style-name="P89">Developer community building </text:p>
        </text:list-item>
      </text:list>
      <text:p text:style-name="P4"/>
      <text:h text:style-name="P2" text:outline-level="2">THE TALENT MAGNET: AI-HUMANOID INSTITUTE</text:h>
      <text:h text:style-name="P5" text:outline-level="3">Parallel Silicon Operation - The Academic/Research Arm</text:h>
      <text:p text:style-name="P3"><text:span text:style-name="Strong_20_Emphasis">Why a Research Institute Alongside the Company:</text:span></text:p>
      <text:p text:style-name="P3">HaGOLEM the company builds the commercial OS. The AI-Humanoid Institute attracts world-class talent who want to publish, research, and advance the field - not just build products.</text:p>
      <text:h text:style-name="P5" text:outline-level="3">The Dual Strategy:</text:h>
      <text:p text:style-name="P3"><text:span text:style-name="Strong_20_Emphasis">HaGOLEM Inc. (Commercial)</text:span></text:p>
      <text:list text:style-name="L43">
        <text:list-item>
          <text:p text:style-name="P90">Product development </text:p>
        </text:list-item>
        <text:list-item>
          <text:p text:style-name="P90">Customer contracts </text:p>
        </text:list-item>
        <text:list-item>
          <text:p text:style-name="P90">Revenue generation </text:p>
        </text:list-item>
        <text:list-item>
          <text:p text:style-name="P91">Proprietary IP </text:p>
        </text:list-item>
      </text:list>
      <text:p text:style-name="P3"><text:span text:style-name="Strong_20_Emphasis">AI-Humanoid Institute (Research)</text:span></text:p>
      <text:list text:style-name="L44">
        <text:list-item>
          <text:p text:style-name="P92">Open research publications </text:p>
        </text:list-item>
        <text:list-item>
          <text:p text:style-name="P92">PhD programs / postdocs </text:p>
        </text:list-item>
        <text:list-item>
          <text:p text:style-name="P92">Fundamental breakthroughs </text:p>
        </text:list-item>
        <text:list-item>
          <text:p text:style-name="P93">Academic credibility </text:p>
        </text:list-item>
      </text:list>
      <text:h text:style-name="P5" text:outline-level="3">Why This is Unstoppable:</text:h>
      <text:p text:style-name="P3"><text:span text:style-name="Strong_20_Emphasis">1. Recruit EVERYONE:</text:span></text:p>
      <text:list text:style-name="L45">
        <text:list-item>
          <text:p text:style-name="P94">🇮🇳 <text:span text:style-name="Strong_20_Emphasis">Indian PhDs</text:span> - IIT graduates, world-class math/AI talent </text:p>
        </text:list-item>
        <text:list-item>
          <text:p text:style-name="P94">🇨🇳 <text:span text:style-name="Strong_20_Emphasis">Chinese researchers</text:span> - Top AI minds (non-defense applications) </text:p>
        </text:list-item>
        <text:list-item>
          <text:p text:style-name="P94">🇺🇸 <text:span text:style-name="Strong_20_Emphasis">MIT/Stanford graduates</text:span> - Best robotics programs </text:p>
        </text:list-item>
        <text:list-item>
          <text:p text:style-name="P94">🇮🇱 <text:span text:style-name="Strong_20_Emphasis">Technion/Weizmann</text:span> - Elite Israeli engineering </text:p>
        </text:list-item>
        <text:list-item>
          <text:p text:style-name="P94">🇯🇵 <text:span text:style-name="Strong_20_Emphasis">Japanese roboticists</text:span> - Decades of humanoid experience </text:p>
        </text:list-item>
        <text:list-item>
          <text:p text:style-name="P95">🇰🇷 <text:span text:style-name="Strong_20_Emphasis">Korean AI experts</text:span> - Samsung/LG robotics background </text:p>
        </text:list-item>
      </text:list>
      <text:p text:style-name="P3"><text:span text:style-name="Strong_20_Emphasis">2. The Offer They Can't Refuse:</text:span></text:p>
      <text:list text:style-name="L46">
        <text:list-item>
          <text:p text:style-name="P96">"Come work on the hardest problem in AI: human-level embodied intelligence" </text:p>
        </text:list-item>
        <text:list-item>
          <text:p text:style-name="P96">Publish freely (unlike Google/Meta research labs with restrictions) </text:p>
        </text:list-item>
        <text:list-item>
          <text:p text:style-name="P96">Collaborate with global team (not siloed in one company) </text:p>
        </text:list-item>
        <text:list-item>
          <text:p text:style-name="P96">Shape the future platform (your research becomes the standard) </text:p>
        </text:list-item>
        <text:list-item>
          <text:p text:style-name="P97">Academic freedom + startup equity + world-changing mission </text:p>
        </text:list-item>
      </text:list>
      <text:p text:style-name="P3"><text:span text:style-name="Strong_20_Emphasis">3. Brain Drain From Competitors:</text:span></text:p>
      <text:list text:style-name="L47">
        <text:list-item>
          <text:p text:style-name="P98">Tesla: "Build our proprietary robot" </text:p>
        </text:list-item>
        <text:list-item>
          <text:p text:style-name="P98">HaGOLEM Institute: "Define the field, publish openly, become famous" </text:p>
        </text:list-item>
        <text:list-item>
          <text:p text:style-name="P98">Google DeepMind: "Corporate research, publication delays, bureaucracy" </text:p>
        </text:list-item>
        <text:list-item>
          <text:p text:style-name="P99">HaGOLEM Institute: "Academic freedom + real-world deployment + equity" </text:p>
        </text:list-item>
      </text:list>
      <text:h text:style-name="P5" text:outline-level="3"><text:soft-page-break/>The Flywheel Effect:</text:h>
      <text:p text:style-name="P100"><text:span text:style-name="Source_20_Text">Top researchers join → Breakthrough papers published → </text:span></text:p>
      <text:p text:style-name="P100"><text:span text:style-name="Source_20_Text">More top talent attracted → Better OS capabilities → </text:span></text:p>
      <text:p text:style-name="P100"><text:span text:style-name="Source_20_Text">More robots use HaGOLEM → More training data → </text:span></text:p>
      <text:p text:style-name="P100"><text:span text:style-name="Source_20_Text">Better research possible → More breakthroughs → [REPEAT]</text:span></text:p>
      <text:h text:style-name="P5" text:outline-level="3">Examples of What the Institute Works On:</text:h>
      <text:p text:style-name="P3"><text:span text:style-name="Strong_20_Emphasis">Open Research Problems:</text:span></text:p>
      <text:list text:style-name="L48">
        <text:list-item>
          <text:p text:style-name="P101">Neural architectures for humanoid control </text:p>
        </text:list-item>
        <text:list-item>
          <text:p text:style-name="P101">Sim-to-real transfer learning </text:p>
        </text:list-item>
        <text:list-item>
          <text:p text:style-name="P101">Multi-modal sensor fusion </text:p>
        </text:list-item>
        <text:list-item>
          <text:p text:style-name="P101">Human-robot collaboration safety </text:p>
        </text:list-item>
        <text:list-item>
          <text:p text:style-name="P101">Emergent behavior from simple rules </text:p>
        </text:list-item>
        <text:list-item>
          <text:p text:style-name="P102">Energy-efficient locomotion </text:p>
        </text:list-item>
      </text:list>
      <text:p text:style-name="P3"><text:span text:style-name="Strong_20_Emphasis">Published Openly:</text:span></text:p>
      <text:list text:style-name="L49">
        <text:list-item>
          <text:p text:style-name="P103">Papers at NeurIPS, ICRA, IROS conferences </text:p>
        </text:list-item>
        <text:list-item>
          <text:p text:style-name="P103">Open-source reference implementations </text:p>
        </text:list-item>
        <text:list-item>
          <text:p text:style-name="P103">Benchmark datasets for the field </text:p>
        </text:list-item>
        <text:list-item>
          <text:p text:style-name="P104"><text:span text:style-name="Strong_20_Emphasis">But the production implementation? That's proprietary HaGOLEM IP</text:span> </text:p>
        </text:list-item>
      </text:list>
      <text:h text:style-name="P5" text:outline-level="3">The Genius of This Model:</text:h>
      <text:p text:style-name="P3"><text:span text:style-name="Strong_20_Emphasis">OpenAI did this:</text:span></text:p>
      <text:list text:style-name="L50">
        <text:list-item>
          <text:p text:style-name="P105">Started as "open" research lab </text:p>
        </text:list-item>
        <text:list-item>
          <text:p text:style-name="P105">Published groundbreaking work (GPT papers) </text:p>
        </text:list-item>
        <text:list-item>
          <text:p text:style-name="P105">Attracted best talent globally </text:p>
        </text:list-item>
        <text:list-item>
          <text:p text:style-name="P105">Built commercial product (ChatGPT) </text:p>
        </text:list-item>
        <text:list-item>
          <text:p text:style-name="P106">Now worth $80 billion </text:p>
        </text:list-item>
      </text:list>
      <text:p text:style-name="P3"><text:span text:style-name="Strong_20_Emphasis">We do the same for humanoid robotics:</text:span></text:p>
      <text:list text:style-name="L51">
        <text:list-item>
          <text:p text:style-name="P107">AI-Humanoid Institute publishes research </text:p>
        </text:list-item>
        <text:list-item>
          <text:p text:style-name="P107">Attracts global PhD talent </text:p>
        </text:list-item>
        <text:list-item>
          <text:p text:style-name="P107">Commercial OS development at HaGOLEM Inc. </text:p>
        </text:list-item>
        <text:list-item>
          <text:p text:style-name="P108">Network effects + talent = dominance </text:p>
        </text:list-item>
      </text:list>
      <text:h text:style-name="P5" text:outline-level="3">Funding Strategy:</text:h>
      <text:p text:style-name="P3"><text:span text:style-name="Strong_20_Emphasis">Institute Revenue:</text:span></text:p>
      <text:list text:style-name="L52">
        <text:list-item>
          <text:p text:style-name="P109">Research grants (NSF, DARPA, EU Horizon, Israel Science Foundation) </text:p>
        </text:list-item>
        <text:list-item>
          <text:p text:style-name="P109">Corporate sponsorships (non-exclusive research access) </text:p>
        </text:list-item>
        <text:list-item>
          <text:p text:style-name="P109">PhD program tuition (top universities partner with us) </text:p>
        </text:list-item>
        <text:list-item>
          <text:p text:style-name="P110">Consulting for robot manufacturers </text:p>
        </text:list-item>
      </text:list>
      <text:p text:style-name="P3"><text:span text:style-name="Strong_20_Emphasis">Institute Costs:</text:span></text:p>
      <text:list text:style-name="L53">
        <text:list-item>
          <text:p text:style-name="P111">20 researchers × $150k = $3M/year </text:p>
        </text:list-item>
        <text:list-item>
          <text:p text:style-name="P111">Lab space + equipment = $2M/year </text:p>
        </text:list-item>
        <text:list-item>
          <text:p text:style-name="P111">Conference travel + publications = $500k/year </text:p>
        </text:list-item>
        <text:list-item>
          <text:p text:style-name="P112"><text:span text:style-name="Strong_20_Emphasis">Total: ~$6M/year</text:span> </text:p>
        </text:list-item>
      </text:list>
      <text:p text:style-name="P3"><text:span text:style-name="Strong_20_Emphasis">Institute Benefits to HaGOLEM:</text:span></text:p>
      <text:list text:style-name="L54">
        <text:list-item>
          <text:p text:style-name="P113">Recruiting pipeline (hire best PhD graduates) </text:p>
        </text:list-item>
        <text:list-item>
          <text:p text:style-name="P113">Research breakthroughs → product features </text:p>
        </text:list-item>
        <text:list-item>
          <text:p text:style-name="P113">Academic credibility → easier fundraising </text:p>
        </text:list-item>
        <text:list-item>
          <text:p text:style-name="P113">Global brand → developer attraction </text:p>
        </text:list-item>
        <text:list-item>
          <text:p text:style-name="P114"><text:span text:style-name="Strong_20_Emphasis">ROI: Infinite</text:span> (talent + IP + credibility) </text:p>
        </text:list-item>
      </text:list>
      <text:h text:style-name="P5" text:outline-level="3">Geographic Strategy:</text:h>
      <text:p text:style-name="P3"><text:span text:style-name="Strong_20_Emphasis">Primary Hub: Israel</text:span></text:p>
      <text:list text:style-name="L55">
        <text:list-item>
          <text:p text:style-name="P115">Technion partnership for PhD program </text:p>
        </text:list-item>
        <text:list-item>
          <text:p text:style-name="P115">Tel Aviv for company HQ + research lab </text:p>
        </text:list-item>
        <text:list-item>
          <text:p text:style-name="P115">Government grants for defense applications </text:p>
        </text:list-item>
        <text:list-item>
          <text:p text:style-name="P116">Access to Unit 8200 talent pipeline </text:p>
        </text:list-item>
      </text:list>
      <text:p text:style-name="P3"><text:span text:style-name="Strong_20_Emphasis">Secondary Hubs:</text:span></text:p>
      <text:list text:style-name="L56">
        <text:list-item>
          <text:p text:style-name="P117"><text:span text:style-name="Strong_20_Emphasis">Silicon Valley</text:span> - Stanford partnership, VC proximity </text:p>
        </text:list-item>
        <text:list-item>
          <text:p text:style-name="P117"><text:span text:style-name="Strong_20_Emphasis">Boston</text:span> - MIT collaboration, robotics cluster </text:p>
        </text:list-item>
        <text:list-item>
          <text:p text:style-name="P117"><text:span text:style-name="Strong_20_Emphasis">Bangalore</text:span> - IIT partnership, cost-effective talent </text:p>
        </text:list-item>
        <text:list-item>
          <text:p text:style-name="P117"><text:span text:style-name="Strong_20_Emphasis">Tokyo</text:span> - Japan robotics expertise, Asian market </text:p>
        </text:list-item>
        <text:list-item>
          <text:p text:style-name="P118"><text:span text:style-name="Strong_20_Emphasis">Shenzhen</text:span> - Hardware ecosystem, manufacturing links </text:p>
        </text:list-item>
      </text:list>
      <text:h text:style-name="P5" text:outline-level="3">The Pitch to PhD Candidates:</text:h>
      <text:p text:style-name="P3"><text:span text:style-name="Strong_20_Emphasis">Traditional Path:</text:span></text:p>
      <text:list text:style-name="L57">
        <text:list-item>
          <text:p text:style-name="P119"><text:soft-page-break/>PhD at university → Publish papers nobody reads </text:p>
        </text:list-item>
        <text:list-item>
          <text:p text:style-name="P119">PostDoc (low pay, no equity) </text:p>
        </text:list-item>
        <text:list-item>
          <text:p text:style-name="P119">Maybe tenure track (15 years later) </text:p>
        </text:list-item>
        <text:list-item>
          <text:p text:style-name="P120">OR: Join Google → Corporate research → Publication restrictions </text:p>
        </text:list-item>
      </text:list>
      <text:p text:style-name="P3"><text:span text:style-name="Strong_20_Emphasis">HaGOLEM Institute Path:</text:span></text:p>
      <text:list text:style-name="L58">
        <text:list-item>
          <text:p text:style-name="P121">PhD/PostDoc at THE humanoid robotics lab </text:p>
        </text:list-item>
        <text:list-item>
          <text:p text:style-name="P121">Publish breakthrough research (instant fame) </text:p>
        </text:list-item>
        <text:list-item>
          <text:p text:style-name="P121">Work with global team of legends </text:p>
        </text:list-item>
        <text:list-item>
          <text:p text:style-name="P121">Your research deployed on MILLIONS of robots </text:p>
        </text:list-item>
        <text:list-item>
          <text:p text:style-name="P121">Equity in the platform (life-changing wealth) </text:p>
        </text:list-item>
        <text:list-item>
          <text:p text:style-name="P122">Choose: Academic career OR join company OR start your own </text:p>
        </text:list-item>
      </text:list>
      <text:p text:style-name="P3"><text:span text:style-name="Strong_20_Emphasis">Who Says No to This?</text:span></text:p>
      <text:h text:style-name="P5" text:outline-level="3">Competitive Advantage vs. Tesla:</text:h>
      <text:p text:style-name="P3"><text:span text:style-name="Strong_20_Emphasis">Tesla:</text:span></text:p>
      <text:list text:style-name="L59">
        <text:list-item>
          <text:p text:style-name="P123">Hire engineers to build ONE robot </text:p>
        </text:list-item>
        <text:list-item>
          <text:p text:style-name="P123">Proprietary research (can't publish) </text:p>
        </text:list-item>
        <text:list-item>
          <text:p text:style-name="P123">Corporate culture (not academic freedom) </text:p>
        </text:list-item>
        <text:list-item>
          <text:p text:style-name="P124">Limited to Tesla's specific use cases </text:p>
        </text:list-item>
      </text:list>
      <text:p text:style-name="P3"><text:span text:style-name="Strong_20_Emphasis">HaGOLEM:</text:span></text:p>
      <text:list text:style-name="L60">
        <text:list-item>
          <text:p text:style-name="P125">Attract world's best researchers </text:p>
        </text:list-item>
        <text:list-item>
          <text:p text:style-name="P125">Publish openly (academic prestige) </text:p>
        </text:list-item>
        <text:list-item>
          <text:p text:style-name="P125">Work on fundamental problems </text:p>
        </text:list-item>
        <text:list-item>
          <text:p text:style-name="P125">Platform serves ALL use cases </text:p>
        </text:list-item>
        <text:list-item>
          <text:p text:style-name="P126"><text:span text:style-name="Strong_20_Emphasis">We get the talent Tesla can't attract</text:span> </text:p>
        </text:list-item>
      </text:list>
      <text:h text:style-name="P5" text:outline-level="3">The Timeline:</text:h>
      <text:p text:style-name="P3"><text:span text:style-name="Strong_20_Emphasis">Year 1:</text:span></text:p>
      <text:list text:style-name="L61">
        <text:list-item>
          <text:p text:style-name="P127">Launch AI-Humanoid Institute with $2M seed funding </text:p>
        </text:list-item>
        <text:list-item>
          <text:p text:style-name="P127">Hire 5 founding researchers (marquee names) </text:p>
        </text:list-item>
        <text:list-item>
          <text:p text:style-name="P127">Publish 3 breakthrough papers </text:p>
        </text:list-item>
        <text:list-item>
          <text:p text:style-name="P128">Apply for government grants ($5M+) </text:p>
        </text:list-item>
      </text:list>
      <text:p text:style-name="P3"><text:span text:style-name="Strong_20_Emphasis">Year 2:</text:span></text:p>
      <text:list text:style-name="L62">
        <text:list-item>
          <text:p text:style-name="P129">PhD program with 10 students </text:p>
        </text:list-item>
        <text:list-item>
          <text:p text:style-name="P129">15 researchers on staff </text:p>
        </text:list-item>
        <text:list-item>
          <text:p text:style-name="P129">Conference sponsorships + visibility </text:p>
        </text:list-item>
        <text:list-item>
          <text:p text:style-name="P130">Research breakthroughs → HaGOLEM OS features </text:p>
        </text:list-item>
      </text:list>
      <text:p text:style-name="P3"><text:span text:style-name="Strong_20_Emphasis">Year 3:</text:span></text:p>
      <text:list text:style-name="L63">
        <text:list-item>
          <text:p text:style-name="P131">Recognized as THE global center for humanoid AI </text:p>
        </text:list-item>
        <text:list-item>
          <text:p text:style-name="P131">50+ papers published </text:p>
        </text:list-item>
        <text:list-item>
          <text:p text:style-name="P131">Top PhD candidates apply to us first </text:p>
        </text:list-item>
        <text:list-item>
          <text:p text:style-name="P132">Commercial OS dominates because our research is better </text:p>
        </text:list-item>
      </text:list>
      <text:h text:style-name="P5" text:outline-level="3">Why VCs Should Love This:</text:h>
      <text:p text:style-name="P3"><text:span text:style-name="Strong_20_Emphasis">DeepMind Model:</text:span></text:p>
      <text:list text:style-name="L64">
        <text:list-item>
          <text:p text:style-name="P133">Google bought DeepMind for $500M </text:p>
        </text:list-item>
        <text:list-item>
          <text:p text:style-name="P133">Turned it into AI research powerhouse </text:p>
        </text:list-item>
        <text:list-item>
          <text:p text:style-name="P133">Now powers all Google AI products </text:p>
        </text:list-item>
        <text:list-item>
          <text:p text:style-name="P134">Academic credibility attracted best talent </text:p>
        </text:list-item>
      </text:list>
      <text:p text:style-name="P3"><text:span text:style-name="Strong_20_Emphasis">HaGOLEM Model:</text:span></text:p>
      <text:list text:style-name="L65">
        <text:list-item>
          <text:p text:style-name="P135">Institute attracts talent DeepMind can't get (academic freedom + equity) </text:p>
        </text:list-item>
        <text:list-item>
          <text:p text:style-name="P135">Research feeds directly into commercial platform </text:p>
        </text:list-item>
        <text:list-item>
          <text:p text:style-name="P135">Two revenue streams (grants + OS licensing) </text:p>
        </text:list-item>
        <text:list-item>
          <text:p text:style-name="P135">If company wins, institute makes it unstoppable </text:p>
        </text:list-item>
        <text:list-item>
          <text:p text:style-name="P136">If company struggles, institute still valuable (acqui-hire target) </text:p>
        </text:list-item>
      </text:list>
      <text:h text:style-name="P5" text:outline-level="3">The Unstoppable Combination:</text:h>
      <text:p text:style-name="P3"><text:span text:style-name="Strong_20_Emphasis">HaGOLEM Inc.</text:span> = Commercial execution, customer focus, revenue <text:span text:style-name="Strong_20_Emphasis">AI-Humanoid Institute</text:span> = Talent magnet, research breakthroughs, credibility</text:p>
      <text:p text:style-name="P3">Together: <text:span text:style-name="Strong_20_Emphasis">The only humanoid platform with both commercial traction AND research dominance</text:span></text:p>
      <text:p text:style-name="P3">No competitor can match this. Tesla has money but not academic model. Universities have research but not product. Chinese labs have scale but not Western talent access. <text:span text:style-name="Strong_20_Emphasis">We have everything.</text:span></text:p>
      <text:p text:style-name="P4"/>
      <text:h text:style-name="P2" text:outline-level="2">CONCLUSION: THE INEVITABLE PLATFORM</text:h>
      <text:h text:style-name="P5" text:outline-level="3">Why HaGOLEM Wins:</text:h>
      <text:list text:style-name="L66">
        <text:list-item>
          <text:p text:style-name="P137"><text:span text:style-name="Strong_20_Emphasis">We're the only neutral platform play</text:span> - everyone else wants to own hardware </text:p>
        </text:list-item>
        <text:list-item>
          <text:p text:style-name="P137"><text:span text:style-name="Strong_20_Emphasis">National security demands us</text:span> - Western nations can't use Chinese OS </text:p>
        </text:list-item>
        <text:list-item>
          <text:p text:style-name="P137"><text:soft-page-break/><text:span text:style-name="Strong_20_Emphasis">Network effects favor first mover</text:span> - 12-month window to lock in market </text:p>
        </text:list-item>
        <text:list-item>
          <text:p text:style-name="P137"><text:span text:style-name="Strong_20_Emphasis">Military economics work</text:span> - destroyed robots = recurring revenue </text:p>
        </text:list-item>
        <text:list-item>
          <text:p text:style-name="P137"><text:span text:style-name="Strong_20_Emphasis">Israeli talent + urgency</text:span> - world-class execution speed </text:p>
        </text:list-item>
        <text:list-item>
          <text:p text:style-name="P138"><text:span text:style-name="Strong_20_Emphasis">Tesla validates market</text:span> - but doesn't compete with our model </text:p>
        </text:list-item>
      </text:list>
      <text:h text:style-name="P5" text:outline-level="3">The Truth:</text:h>
      <text:p text:style-name="P3"><text:span text:style-name="Strong_20_Emphasis">Every humanoid robot in the Western world will run on HaGOLEM or it won't get deployed.</text:span></text:p>
      <text:p text:style-name="P3">Military won't trust Chinese OS. Manufacturers won't build proprietary OS (too expensive/slow). Developers will optimize for the dominant platform. First to critical mass wins everything.</text:p>
      <text:p text:style-name="P3"><text:span text:style-name="Strong_20_Emphasis">That platform is HaGOLEM.</text:span></text:p>
      <text:h text:style-name="P5" text:outline-level="3">The Timeline:</text:h>
      <text:list text:style-name="L67">
        <text:list-item>
          <text:p text:style-name="P139"><text:span text:style-name="Strong_20_Emphasis">Today</text:span>: Raise $8M seed </text:p>
        </text:list-item>
        <text:list-item>
          <text:p text:style-name="P139"><text:span text:style-name="Strong_20_Emphasis">Month 6</text:span>: RoboChef demo + Israel MoD contract </text:p>
        </text:list-item>
        <text:list-item>
          <text:p text:style-name="P139"><text:span text:style-name="Strong_20_Emphasis">Month 12</text:span>: 1,000 developers + 3 robot manufacturers </text:p>
        </text:list-item>
        <text:list-item>
          <text:p text:style-name="P139"><text:span text:style-name="Strong_20_Emphasis">Month 18</text:span>: Series A ($50M) on proof of network effects </text:p>
        </text:list-item>
        <text:list-item>
          <text:p text:style-name="P140"><text:span text:style-name="Strong_20_Emphasis">Year 3</text:span>: Dominant platform or acquired for $1B+ </text:p>
        </text:list-item>
      </text:list>
      <text:h text:style-name="P5" text:outline-level="3">The Choice for VCs:</text:h>
      <text:p text:style-name="P3">Invest in the <text:span text:style-name="Strong_20_Emphasis">Android of humanoid robotics</text:span> at seed stage, or watch from the sidelines as the market consolidates around a winner you didn't back.</text:p>
      <text:p text:style-name="P3"><text:span text:style-name="Strong_20_Emphasis">The 12-month window is NOW.</text:span></text:p>
      <text:p text:style-name="P4"/>
      <text:p text:style-name="P3"><text:span text:style-name="Strong_20_Emphasis">Document Status</text:span>: Strategic positioning for seed fundraising <text:span text:style-name="Strong_20_Emphasis">Audience</text:span>: Tier 1 Silicon Valley VCs + Israeli defense-tech investors <text:span text:style-name="Strong_20_Emphasis">Author</text:span>: Meir Nivron, Founder &amp; CEO, HaGOLEM <text:span text:style-name="Strong_20_Emphasis">Date</text:span>: November 2025 <text:span text:style-name="Strong_20_Emphasis">Confidential</text:span>: For investment discussion only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8:25:28.248793800</meta:creation-date>
    <dc:date>2025-11-30T19:19:34.171830900</dc:date>
    <meta:editing-duration>PT54M5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8" meta:paragraph-count="430" meta:word-count="2861" meta:character-count="18311" meta:non-whitespace-character-count="15877"/>
  </office:meta>
</office:document-meta>
</file>